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0.5pt" fo:font-style="italic" officeooo:rsid="001e441e" officeooo:paragraph-rsid="001e441e" style:font-size-asian="9.14999961853027pt" style:font-style-asian="italic" style:font-size-complex="10.5pt" style:font-style-complex="italic"/>
    </style:style>
    <style:style style:name="P2" style:family="paragraph" style:parent-style-name="Standard" style:list-style-name="L1">
      <style:text-properties fo:color="#000000" fo:font-size="10.5pt" fo:font-style="italic" officeooo:rsid="001e441e" officeooo:paragraph-rsid="001e441e" style:font-size-asian="9.14999961853027pt" style:font-style-asian="italic" style:font-size-complex="10.5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 inseriamo le cose da fare e periodicamente cercheremo di metterle in ordine di priorità. Ogni tanto facciamoci un giro sull'applicazione e cerchiamo di trovare cose che non funziona o che funzionano male o altre che andrebbero implementate.</text:p>
      <text:p text:style-name="P1">I punti aggiunti sono in elenco numerato e seguono la classica notazione per gli elenchie sotto elenchi numerati, un esempio:</text:p>
      <text:p text:style-name="P1"/>
      <text:list xml:id="list3958775837773899567" text:style-name="L1">
        <text:list-item>
          <text:p text:style-name="P2">personalizzare le pagine di errore</text:p>
          <text:list>
            <text:list-item>
              <text:p text:style-name="P2">sistemare la pagina di errore 404</text:p>
            </text:list-item>
            <text:list-item>
              <text:p text:style-name="P2">sistemare la pagina di errore 500</text:p>
            </text:list-item>
          </text:list>
        </text:list-item>
        <text:list-item>
          <text:p text:style-name="P2">cambiare il layout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4</meta:editing-cycles>
    <meta:generator>LibreOffice/4.1.1.2$Windows_x86 LibreOffice_project/7e4286b58adc75a14f6d83f53a03b6c11fa2903</meta:generator>
    <dc:date>2013-10-26T11:25:56.011000000</dc:date>
    <meta:document-statistic meta:table-count="0" meta:image-count="0" meta:object-count="0" meta:page-count="1" meta:paragraph-count="6" meta:word-count="82" meta:character-count="495" meta:non-whitespace-character-count="423"/>
    <meta:user-defined meta:name="Info 1"/>
    <meta:user-defined meta:name="Info 2"/>
    <meta:user-defined meta:name="Info 3"/>
    <meta:user-defined meta:name="Info 4"/>
  </office:meta>
</office:document-meta>
</file>